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r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Comparison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9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2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Content" draw:style-name="dp1" draw:master-page-name="Comparison">
        <draw:frame draw:name="Title 1" presentation:style-name="pr3" draw:text-style-name="P5" draw:layer="layout" svg:width="23.101cm" svg:height="3.15cm" svg:x="2.449cm" svg:y="1.475cm" presentation:class="title" presentation:user-transformed="true">
          <draw:text-box>
            <text:p text:style-name="P4"><text:span text:style-name="T2">Contact</text:span></text:p>
          </draw:text-box>
        </draw:frame>
        <draw:frame draw:name="Text Placeholder 2" presentation:style-name="pr4" draw:text-style-name="P7" draw:layer="layout" svg:width="10.71cm" svg:height="1.469cm" svg:x="2.457cm" svg:y="4.764cm" presentation:class="outline" presentation:user-transformed="true">
          <draw:text-box>
            <text:p text:style-name="P6"><text:span text:style-name="T3">LinkedIn</text:span></text:p>
          </draw:text-box>
        </draw:frame>
        <draw:frame draw:name="Content Placeholder 3" presentation:style-name="pr5" draw:text-style-name="P9" draw:layer="layout" svg:width="11.513cm" svg:height="7.266cm" svg:x="2.457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https://www.linkedin.com/in/anthongo" xlink:type="simple">https://www.linkedin.com/in/anthongo</text:a></text:span></text:p>
              </text:list-item>
              <text:list-item>
                <text:p text:style-name="P8"><text:span text:style-name="T4">Work Experience</text:span></text:p>
              </text:list-item>
              <text:list-item>
                <text:p text:style-name="P8"><text:span text:style-name="T4">Education</text:span></text:p>
              </text:list-item>
              <text:list-item>
                <text:p text:style-name="P8"><text:span text:style-name="T4">Technical Skills</text:span></text:p>
              </text:list-item>
            </text:list>
          </draw:text-box>
        </draw:frame>
        <draw:frame draw:name="Text Placeholder 4" presentation:style-name="pr4" draw:text-style-name="P7" draw:layer="layout" svg:width="10.71cm" svg:height="1.469cm" svg:x="14.834cm" svg:y="4.764cm" presentation:class="outline" presentation:user-transformed="true">
          <draw:text-box>
            <text:p text:style-name="P6"><text:span text:style-name="T3">Email/Phone</text:span></text:p>
          </draw:text-box>
        </draw:frame>
        <draw:frame draw:name="Content Placeholder 4" presentation:style-name="pr6" draw:text-style-name="P9" draw:layer="layout" svg:width="10.71cm" svg:height="7.267cm" svg:x="14.834cm" svg:y="6.414cm" presentation:class="outline" presentation:user-transformed="true">
          <draw:text-box>
            <text:list text:style-name="L3">
              <text:list-item>
                <text:p text:style-name="P8"><text:span text:style-name="T4"><text:a xlink:href="mailto:anthony.ngoxd@outlook.com" xlink:type="simple">mailto:anthony.ngoxd@outlook.com</text:a></text:span></text:p>
              </text:list-item>
              <text:list-item>
                <text:p text:style-name="P8"><text:span text:style-name="T4">+1 (206) 349-4860</text:span></text:p>
              </text:list-item>
              <text:list-item>
                <text:p text:style-name="P8"><text:span text:style-name="T4">Email is preferred</text:span></text:p>
              </text:list-item>
            </text:list>
          </draw:text-box>
        </draw:frame>
        <presentation:notes draw:style-name="dp3">
          <draw:page-thumbnail draw:style-name="gr1" draw:layer="layout" svg:width="19.19cm" svg:height="10.476cm" svg:x="1.199cm" svg:y="2.123cm" draw:page-number="2" presentation:class="page"/>
          <draw:frame presentation:style-name="pr7" draw:text-style-name="P3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background" style:display-name="Three column-background" style:family="presentation">
      <style:graphic-properties draw:stroke="none" draw:fill="solid" draw:fill-color="#ffffff"/>
      <style:text-properties style:letter-kerning="true"/>
    </style:style>
    <style:style style:name="Three_20_column-backgroundobjects" style:display-name="Thre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lumn-notes" style:display-name="Thre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hree_20_column-outline1" style:display-name="Three column-outline1" style:family="presentation">
      <style:graphic-properties draw:stroke="none" draw:fill="none" draw:auto-grow-height="false" draw:fit-to-size="false" style:shrink-to-fit="true" style:writing-mode="lr-tb">
        <text:list-style style:name="Three_20_column-outline1" style:display-name="Three colum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hree_20_column-outline2" style:display-name="Three column-outline2" style:family="presentation" style:parent-style-name="Three_20_colum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3" style:display-name="Three column-outline3" style:family="presentation" style:parent-style-name="Three_20_colum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4" style:display-name="Three column-outline4" style:family="presentation" style:parent-style-name="Three_20_colum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hree_20_column-outline5" style:display-name="Three column-outline5" style:family="presentation" style:parent-style-name="Three_20_colum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6" style:display-name="Three column-outline6" style:family="presentation" style:parent-style-name="Three_20_colum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7" style:display-name="Three column-outline7" style:family="presentation" style:parent-style-name="Three_20_colum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8" style:display-name="Three column-outline8" style:family="presentation" style:parent-style-name="Three_20_colum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outline9" style:display-name="Three column-outline9" style:family="presentation" style:parent-style-name="Three_20_colum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hree_20_column-subtitle" style:display-name="Three column-subtitle" style:family="presentation">
      <style:graphic-properties draw:stroke="none" draw:fill="none" draw:textarea-vertical-align="middle">
        <text:list-style style:name="Three_20_column-subtitle" style:display-name="Three colum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lumn-title" style:display-name="Three column-title" style:family="presentation">
      <style:graphic-properties draw:stroke="none" draw:fill="none" draw:textarea-vertical-align="middle" style:writing-mode="lr-tb">
        <text:list-style style:name="Three_20_column-title" style:display-name="Three colum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hree_20_colum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Three_20_colum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Three_20_colum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Three_20_colum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Three_20_colum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1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2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3" style:family="paragraph">
      <loext:graphic-properties draw:fill="solid" draw:fill-color="#96a9a9"/>
      <style:paragraph-properties fo:text-align="start"/>
      <style:text-properties fo:font-size="18pt"/>
    </style:style>
    <style:style style:name="MP14" style:family="paragraph">
      <loext:graphic-properties draw:fill="solid" draw:fill-color="#262626"/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3" style:family="paragraph">
      <style:paragraph-properties fo:margin-left="0cm" fo:margin-right="0cm" fo:margin-top="0.31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12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3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9"><text:span text:style-name="MT1"><presentation:date-time/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4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2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3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4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4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4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6" draw:layer="backgroundobjects" svg:width="20.518cm" svg:height="5.597cm" svg:x="3.741cm" svg:y="5.15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19" presentation:style-name="Mpr18" draw:text-style-name="MP18" draw:layer="backgroundobjects" svg:width="3.569cm" svg:height="1.115cm" svg:x="12.215cm" svg:y="3.08cm" presentation:class="date-time" presentation:user-transformed="true">
        <draw:text-box>
          <text:p text:style-name="MP17"><text:span text:style-name="MT5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column" style:display-name="Three colum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2" draw:text-style-name="MP22" draw:layer="backgroundobjects" svg:width="7.012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3" draw:text-style-name="MP25" draw:layer="backgroundobjects" svg:width="7.012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0.49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0.49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22" draw:layer="backgroundobjects" svg:width="7.012cm" svg:height="1.469cm" svg:x="18.531cm" svg:y="4.762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3" draw:text-style-name="MP25" draw:layer="backgroundobjects" svg:width="7.012cm" svg:height="7.267cm" svg:x="18.531cm" svg:y="6.412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24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24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24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Three_20_column-title" draw:layer="backgroundobjects" svg:width="0.001cm" svg:height="0.001cm" svg:x="0.001cm" svg:y="2.335cm" presentation:class="page"/>
        <draw:frame presentation:style-name="Three_20_column-notes" draw:layer="backgroundobjects" svg:width="19.574cm" svg:height="13.829cm" svg:x="2.446cm" svg:y="14.598cm" presentation:class="notes" presentation:placeholder="true">
          <draw:text-box/>
        </draw:frame>
        <draw:frame presentation:style-name="Mpr25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10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1" draw:layer="backgroundobjects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20" draw:layer="backgroundobjects" svg:width="23.101cm" svg:height="3.15cm" svg:x="2.449cm" svg:y="1.475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Text Placeholder 2" presentation:style-name="Mpr28" draw:text-style-name="MP22" draw:layer="backgroundobjects" svg:width="10.71cm" svg:height="1.469cm" svg:x="2.457cm" svg:y="4.764cm" presentation:class="outline" presentation:user-transformed="true">
        <draw:text-box>
          <text:list text:style-name="ML3">
            <text:list-item>
              <text:p text:style-name="MP21"><text:span text:style-name="MT7">Click to edit Master text styles</text:span></text:p>
            </text:list-item>
          </text:list>
        </draw:text-box>
      </draw:frame>
      <draw:frame draw:name="Content Placeholder 3" presentation:style-name="Mpr29" draw:text-style-name="MP25" draw:layer="backgroundobjects" svg:width="10.71cm" svg:height="7.266cm" svg:x="2.457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8" draw:text-style-name="MP22" draw:layer="backgroundobjects" svg:width="10.71cm" svg:height="1.469cm" svg:x="14.834cm" svg:y="4.764cm" presentation:class="outline" presentation:user-transformed="true">
        <draw:text-box>
          <text:p text:style-name="MP21"><text:span text:style-name="MT7">Click to edit Master text styles</text:span></text:p>
        </draw:text-box>
      </draw:frame>
      <draw:frame draw:name="Content Placeholder 5" presentation:style-name="Mpr29" draw:text-style-name="MP25" draw:layer="backgroundobjects" svg:width="10.71cm" svg:height="7.267cm" svg:x="14.834cm" svg:y="6.414cm" presentation:class="outline" presentation:user-transformed="true">
        <draw:text-box>
          <text:list text:style-name="ML4">
            <text:list-item>
              <text:p text:style-name="MP23"><text:span text:style-name="MT8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0" draw:text-style-name="MP27" draw:layer="backgroundobjects" svg:width="13.358cm" svg:height="0.839cm" svg:x="2.449cm" svg:y="13.861cm" presentation:class="footer" presentation:user-transformed="true">
        <draw:text-box>
          <text:p text:style-name="MP26"><text:span text:style-name="MT11"><presentation:footer/></text:span></text:p>
        </draw:text-box>
      </draw:frame>
      <draw:frame draw:name="Date Placeholder 6" presentation:style-name="Mpr30" draw:text-style-name="MP27" draw:layer="backgroundobjects" svg:width="6.644cm" svg:height="0.839cm" svg:x="16.667cm" svg:y="13.861cm" presentation:class="date-time" presentation:user-transformed="true">
        <draw:text-box>
          <text:p text:style-name="MP28"><text:span text:style-name="MT12"><presentation:date-time/></text:span></text:p>
        </draw:text-box>
      </draw:frame>
      <draw:frame draw:name="Slide Number Placeholder 8" presentation:style-name="Mpr30" draw:text-style-name="MP27" draw:layer="backgroundobjects" svg:width="1.924cm" svg:height="0.839cm" svg:x="23.626cm" svg:y="13.861cm" presentation:class="page-number" presentation:user-transformed="true">
        <draw:text-box>
          <text:p text:style-name="MP28"><text:span text:style-name="MT1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.001cm" svg:y="2.335cm" presentation:class="page"/>
        <draw:frame presentation:style-name="Comparison-notes" draw:layer="backgroundobjects" svg:width="19.574cm" svg:height="13.829cm" svg:x="2.446cm" svg:y="14.598cm" presentation:class="notes" presentation:placeholder="true">
          <draw:text-box/>
        </draw:frame>
        <draw:frame presentation:style-name="Mpr3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34</meta:editing-cycles>
    <dc:title>Blueprint Plans</dc:title>
    <meta:editing-duration>PT10H52M21S</meta:editing-duration>
    <meta:generator>LibreOffice/24.8.3.2$Windows_X86_64 LibreOffice_project/48a6bac9e7e268aeb4c3483fcf825c94556d9f92</meta:generator>
    <dc:date>2024-12-24T12:52:53.231000000</dc:date>
    <meta:print-date>2024-12-24T02:46:04.637000000</meta:print-date>
    <meta:printed-by>PDF files</meta:printed-by>
    <meta:document-statistic meta:object-count="143"/>
    <meta:user-defined meta:name="AppVersion">15.0000</meta:user-defined>
  </office:meta>
</office:document-meta>
</file>